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a4fcb" officeooo:paragraph-rsid="013a4fcb"/>
    </style:style>
    <style:style style:name="P58" style:family="paragraph" style:parent-style-name="Standard">
      <style:text-properties officeooo:rsid="00227e5f" officeooo:paragraph-rsid="013b15e5"/>
    </style:style>
    <style:style style:name="P59" style:family="paragraph" style:parent-style-name="Standard">
      <style:text-properties officeooo:rsid="002086cf" officeooo:paragraph-rsid="013b15e5"/>
    </style:style>
    <style:style style:name="P60" style:family="paragraph" style:parent-style-name="Standard">
      <style:text-properties officeooo:rsid="0088329f" officeooo:paragraph-rsid="013bdf79"/>
    </style:style>
    <style:style style:name="P61" style:family="paragraph" style:parent-style-name="Standard">
      <style:text-properties officeooo:rsid="009157f7" officeooo:paragraph-rsid="013bdf79"/>
    </style:style>
    <style:style style:name="P62" style:family="paragraph" style:parent-style-name="Standard">
      <style:text-properties officeooo:rsid="0056231d" officeooo:paragraph-rsid="013bdf79"/>
    </style:style>
    <style:style style:name="P63" style:family="paragraph" style:parent-style-name="Standard">
      <style:text-properties officeooo:rsid="00306230" officeooo:paragraph-rsid="013bdf79"/>
    </style:style>
    <style:style style:name="P64" style:family="paragraph" style:parent-style-name="Standard">
      <style:text-properties officeooo:rsid="0031c0a4" officeooo:paragraph-rsid="013bdf79"/>
    </style:style>
    <style:style style:name="P65" style:family="paragraph" style:parent-style-name="Standard">
      <style:text-properties officeooo:rsid="00323ef1" officeooo:paragraph-rsid="013bdf79"/>
    </style:style>
    <style:style style:name="P66" style:family="paragraph" style:parent-style-name="Standard">
      <style:text-properties officeooo:rsid="007a7502" officeooo:paragraph-rsid="013bdf79"/>
    </style:style>
    <style:style style:name="P67" style:family="paragraph" style:parent-style-name="Standard">
      <style:text-properties officeooo:rsid="0096bc9b" officeooo:paragraph-rsid="013bdf79"/>
    </style:style>
    <style:style style:name="P68" style:family="paragraph" style:parent-style-name="Standard">
      <style:text-properties officeooo:rsid="00a214d4" officeooo:paragraph-rsid="013bdf79"/>
    </style:style>
    <style:style style:name="P69" style:family="paragraph" style:parent-style-name="Standard">
      <style:text-properties officeooo:rsid="00501ae1" officeooo:paragraph-rsid="013bdf79"/>
    </style:style>
    <style:style style:name="P70" style:family="paragraph" style:parent-style-name="Standard">
      <style:text-properties officeooo:rsid="005f7050" officeooo:paragraph-rsid="013bdf79"/>
    </style:style>
    <style:style style:name="P71" style:family="paragraph" style:parent-style-name="Standard">
      <style:text-properties officeooo:rsid="004ef409" officeooo:paragraph-rsid="013bdf79"/>
    </style:style>
    <style:style style:name="P72" style:family="paragraph" style:parent-style-name="Standard">
      <style:text-properties officeooo:rsid="002d09a4" officeooo:paragraph-rsid="013bdf79"/>
    </style:style>
    <style:style style:name="P73" style:family="paragraph" style:parent-style-name="Standard">
      <style:text-properties officeooo:rsid="00293a5f" officeooo:paragraph-rsid="013bdf79"/>
    </style:style>
    <style:style style:name="P74" style:family="paragraph" style:parent-style-name="Standard">
      <style:text-properties officeooo:rsid="002e4ee1" officeooo:paragraph-rsid="013bdf79"/>
    </style:style>
    <style:style style:name="P75" style:family="paragraph" style:parent-style-name="Standard">
      <style:text-properties officeooo:rsid="00331795" officeooo:paragraph-rsid="013bdf79"/>
    </style:style>
    <style:style style:name="P76" style:family="paragraph" style:parent-style-name="Standard">
      <style:text-properties officeooo:rsid="0035810e" officeooo:paragraph-rsid="013bdf79"/>
    </style:style>
    <style:style style:name="P77" style:family="paragraph" style:parent-style-name="Standard">
      <style:text-properties officeooo:rsid="00365b30" officeooo:paragraph-rsid="013bdf79"/>
    </style:style>
    <style:style style:name="P78" style:family="paragraph" style:parent-style-name="Standard">
      <style:text-properties officeooo:rsid="00384bfc" officeooo:paragraph-rsid="013bdf79"/>
    </style:style>
    <style:style style:name="P79" style:family="paragraph" style:parent-style-name="Standard">
      <style:text-properties officeooo:rsid="003a95bc" officeooo:paragraph-rsid="013bdf79"/>
    </style:style>
    <style:style style:name="P80" style:family="paragraph" style:parent-style-name="Standard">
      <style:text-properties officeooo:rsid="0040aad6" officeooo:paragraph-rsid="013bdf79"/>
    </style:style>
    <style:style style:name="P81" style:family="paragraph" style:parent-style-name="Standard">
      <style:text-properties officeooo:rsid="0041de30" officeooo:paragraph-rsid="013bdf79"/>
    </style:style>
    <style:style style:name="P82" style:family="paragraph" style:parent-style-name="Standard">
      <style:text-properties officeooo:rsid="00435d8f" officeooo:paragraph-rsid="013bdf79"/>
    </style:style>
    <style:style style:name="P83" style:family="paragraph" style:parent-style-name="Standard">
      <style:text-properties officeooo:rsid="0043c80e" officeooo:paragraph-rsid="013bdf79"/>
    </style:style>
    <style:style style:name="P84" style:family="paragraph" style:parent-style-name="Standard">
      <style:text-properties officeooo:rsid="0046bf8b" officeooo:paragraph-rsid="013bdf79"/>
    </style:style>
    <style:style style:name="P85" style:family="paragraph" style:parent-style-name="Standard">
      <style:text-properties officeooo:rsid="00485b01" officeooo:paragraph-rsid="013bdf79"/>
    </style:style>
    <style:style style:name="P86" style:family="paragraph" style:parent-style-name="Standard">
      <style:text-properties officeooo:rsid="004909dc" officeooo:paragraph-rsid="013bdf79"/>
    </style:style>
    <style:style style:name="P87" style:family="paragraph" style:parent-style-name="Standard">
      <style:text-properties officeooo:rsid="004a2717" officeooo:paragraph-rsid="013bdf79"/>
    </style:style>
    <style:style style:name="P88" style:family="paragraph" style:parent-style-name="Standard">
      <style:text-properties officeooo:rsid="00554182" officeooo:paragraph-rsid="013bdf79"/>
    </style:style>
    <style:style style:name="P89" style:family="paragraph" style:parent-style-name="Standard">
      <style:text-properties officeooo:rsid="0057afe8" officeooo:paragraph-rsid="013bdf79"/>
    </style:style>
    <style:style style:name="P90" style:family="paragraph" style:parent-style-name="Standard">
      <style:text-properties officeooo:rsid="004c8f4c" officeooo:paragraph-rsid="013bdf79"/>
    </style:style>
    <style:style style:name="P91" style:family="paragraph" style:parent-style-name="Standard">
      <style:text-properties officeooo:rsid="004c8f4c" officeooo:paragraph-rsid="014e96bb"/>
    </style:style>
    <style:style style:name="P92" style:family="paragraph" style:parent-style-name="Standard">
      <style:text-properties officeooo:rsid="003b7f4e" officeooo:paragraph-rsid="013bdf79"/>
    </style:style>
    <style:style style:name="P93" style:family="paragraph" style:parent-style-name="Standard">
      <style:text-properties officeooo:rsid="0137561e" officeooo:paragraph-rsid="013bdf79"/>
    </style:style>
    <style:style style:name="T1" style:family="text">
      <style:text-properties officeooo:rsid="00274010"/>
    </style:style>
    <style:style style:name="T2" style:family="text">
      <style:text-properties officeooo:rsid="003838b3"/>
    </style:style>
    <style:style style:name="T3" style:family="text">
      <style:text-properties officeooo:rsid="003de188"/>
    </style:style>
    <style:style style:name="T4" style:family="text">
      <style:text-properties officeooo:rsid="004a5045"/>
    </style:style>
    <style:style style:name="T5" style:family="text">
      <style:text-properties officeooo:rsid="004d4005"/>
    </style:style>
    <style:style style:name="T6" style:family="text">
      <style:text-properties officeooo:rsid="00541954"/>
    </style:style>
    <style:style style:name="T7" style:family="text">
      <style:text-properties officeooo:rsid="005bd975"/>
    </style:style>
    <style:style style:name="T8" style:family="text">
      <style:text-properties officeooo:rsid="005f0ce1"/>
    </style:style>
    <style:style style:name="T9" style:family="text">
      <style:text-properties officeooo:rsid="00638362"/>
    </style:style>
    <style:style style:name="T10" style:family="text">
      <style:text-properties officeooo:rsid="00672739"/>
    </style:style>
    <style:style style:name="T11" style:family="text">
      <style:text-properties officeooo:rsid="0069bad9"/>
    </style:style>
    <style:style style:name="T12" style:family="text">
      <style:text-properties officeooo:rsid="00718588"/>
    </style:style>
    <style:style style:name="T13" style:family="text">
      <style:text-properties officeooo:rsid="00763a4d"/>
    </style:style>
    <style:style style:name="T14" style:family="text">
      <style:text-properties officeooo:rsid="00792d98"/>
    </style:style>
    <style:style style:name="T15" style:family="text">
      <style:text-properties officeooo:rsid="007c439b"/>
    </style:style>
    <style:style style:name="T16" style:family="text">
      <style:text-properties officeooo:rsid="007e070a"/>
    </style:style>
    <style:style style:name="T17" style:family="text">
      <style:text-properties officeooo:rsid="007fd782"/>
    </style:style>
    <style:style style:name="T18" style:family="text">
      <style:text-properties officeooo:rsid="00889938"/>
    </style:style>
    <style:style style:name="T19" style:family="text">
      <style:text-properties officeooo:rsid="001d1d01"/>
    </style:style>
    <style:style style:name="T20" style:family="text">
      <style:text-properties officeooo:rsid="0027655c"/>
    </style:style>
    <style:style style:name="T21" style:family="text">
      <style:text-properties officeooo:rsid="008e5898"/>
    </style:style>
    <style:style style:name="T22" style:family="text">
      <style:text-properties officeooo:rsid="0090b038"/>
    </style:style>
    <style:style style:name="T23" style:family="text">
      <style:text-properties officeooo:rsid="00959ed6"/>
    </style:style>
    <style:style style:name="T24" style:family="text">
      <style:text-properties officeooo:rsid="00987a56"/>
    </style:style>
    <style:style style:name="T25" style:family="text">
      <style:text-properties officeooo:rsid="009d1618"/>
    </style:style>
    <style:style style:name="T26" style:family="text">
      <style:text-properties officeooo:rsid="00a8551a"/>
    </style:style>
    <style:style style:name="T27" style:family="text">
      <style:text-properties officeooo:rsid="00ab9ad0"/>
    </style:style>
    <style:style style:name="T28" style:family="text">
      <style:text-properties officeooo:rsid="00adab11"/>
    </style:style>
    <style:style style:name="T29" style:family="text">
      <style:text-properties officeooo:rsid="00af6af7"/>
    </style:style>
    <style:style style:name="T30" style:family="text">
      <style:text-properties officeooo:rsid="00c22de6"/>
    </style:style>
    <style:style style:name="T31" style:family="text">
      <style:text-properties officeooo:rsid="00ceea19"/>
    </style:style>
    <style:style style:name="T32" style:family="text">
      <style:text-properties officeooo:rsid="00d215af"/>
    </style:style>
    <style:style style:name="T33" style:family="text">
      <style:text-properties officeooo:rsid="00e4a14b"/>
    </style:style>
    <style:style style:name="T34" style:family="text">
      <style:text-properties officeooo:rsid="00e8a676"/>
    </style:style>
    <style:style style:name="T35" style:family="text">
      <style:text-properties officeooo:rsid="00ecec84"/>
    </style:style>
    <style:style style:name="T36" style:family="text">
      <style:text-properties officeooo:rsid="00f1a8e8"/>
    </style:style>
    <style:style style:name="T37" style:family="text">
      <style:text-properties officeooo:rsid="00f65206"/>
    </style:style>
    <style:style style:name="T38" style:family="text">
      <style:text-properties officeooo:rsid="00fad1af"/>
    </style:style>
    <style:style style:name="T39" style:family="text">
      <style:text-properties officeooo:rsid="00ffb2ee"/>
    </style:style>
    <style:style style:name="T40" style:family="text">
      <style:text-properties officeooo:rsid="01063474"/>
    </style:style>
    <style:style style:name="T41" style:family="text">
      <style:text-properties officeooo:rsid="010e329f"/>
    </style:style>
    <style:style style:name="T42" style:family="text">
      <style:text-properties officeooo:rsid="0112fc7d"/>
    </style:style>
    <style:style style:name="T43" style:family="text">
      <style:text-properties officeooo:rsid="0118d7b2"/>
    </style:style>
    <style:style style:name="T44" style:family="text">
      <style:text-properties officeooo:rsid="0122091f"/>
    </style:style>
    <style:style style:name="T45" style:family="text">
      <style:text-properties officeooo:rsid="01242d77"/>
    </style:style>
    <style:style style:name="T46" style:family="text">
      <style:text-properties officeooo:rsid="012771c8"/>
    </style:style>
    <style:style style:name="T47" style:family="text">
      <style:text-properties officeooo:rsid="0128b67e"/>
    </style:style>
    <style:style style:name="T48" style:family="text">
      <style:text-properties officeooo:rsid="0139303b"/>
    </style:style>
    <style:style style:name="T49" style:family="text">
      <style:text-properties officeooo:rsid="0032d99c"/>
    </style:style>
    <style:style style:name="T50" style:family="text">
      <style:text-properties officeooo:rsid="003cfac0"/>
    </style:style>
    <style:style style:name="T51" style:family="text">
      <style:text-properties officeooo:rsid="004b610c"/>
    </style:style>
    <style:style style:name="T52" style:family="text">
      <style:text-properties officeooo:rsid="004599d8"/>
    </style:style>
    <style:style style:name="T53" style:family="text">
      <style:text-properties officeooo:rsid="014c5c63"/>
    </style:style>
    <style:style style:name="T54" style:family="text">
      <style:text-properties officeooo:rsid="014e96bb"/>
    </style:style>
    <style:style style:name="T55" style:family="text">
      <style:text-properties officeooo:rsid="015c2bf9"/>
    </style:style>
    <style:style style:name="T56" style:family="text">
      <style:text-properties officeooo:rsid="0160e1a4"/>
    </style:style>
    <style:style style:name="T57" style:family="text">
      <style:text-properties officeooo:rsid="016a1ad0"/>
    </style:style>
    <style:style style:name="T58" style:family="text">
      <style:text-properties officeooo:rsid="016e7035"/>
    </style:style>
    <style:style style:name="T59" style:family="text">
      <style:text-properties officeooo:rsid="01708d2c"/>
    </style:style>
    <style:style style:name="T60" style:family="text">
      <style:text-properties officeooo:rsid="01737071"/>
    </style:style>
    <style:style style:name="T61" style:family="text">
      <style:text-properties officeooo:rsid="0174587a"/>
    </style:style>
    <style:style style:name="T62" style:family="text">
      <style:text-properties officeooo:rsid="01776dd7"/>
    </style:style>
    <style:style style:name="T63" style:family="text">
      <style:text-properties officeooo:rsid="017be772"/>
    </style:style>
    <style:style style:name="T64" style:family="text">
      <style:text-properties officeooo:rsid="018aa769"/>
    </style:style>
    <style:style style:name="T65" style:family="text">
      <style:text-properties officeooo:rsid="018d33e4"/>
    </style:style>
    <style:style style:name="T66" style:family="text">
      <style:text-properties officeooo:rsid="018ea9f6"/>
    </style:style>
    <style:style style:name="T67" style:family="text">
      <style:text-properties officeooo:rsid="0191ac92"/>
    </style:style>
    <style:style style:name="T68" style:family="text">
      <style:text-properties officeooo:rsid="01952bdd"/>
    </style:style>
    <style:style style:name="T69" style:family="text">
      <style:text-properties officeooo:rsid="019c86f1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officeooo:rsid="01a3b46c" style:font-weight-asian="bold" style:font-weight-complex="bold"/>
    </style:style>
    <style:style style:name="T72" style:family="text">
      <style:text-properties fo:font-weight="bold" officeooo:rsid="01a75160" style:font-weight-asian="bold" style:font-weight-complex="bold"/>
    </style:style>
    <style:style style:name="T73" style:family="text">
      <style:text-properties officeooo:rsid="01af3ee6"/>
    </style:style>
    <style:style style:name="T74" style:family="text">
      <style:text-properties officeooo:rsid="01b4aaea"/>
    </style:style>
    <style:style style:name="T75" style:family="text">
      <style:text-properties officeooo:rsid="01b8129f"/>
    </style:style>
    <style:style style:name="T76" style:family="text">
      <style:text-properties officeooo:rsid="01da330c"/>
    </style:style>
    <style:style style:name="T77" style:family="text">
      <style:text-properties officeooo:rsid="01e36a0a"/>
    </style:style>
    <style:style style:name="T78" style:family="text">
      <style:text-properties officeooo:rsid="01eea073"/>
    </style:style>
    <style:style style:name="T79" style:family="text">
      <style:text-properties officeooo:rsid="01ffb2af"/>
    </style:style>
    <style:style style:name="T80" style:family="text">
      <style:text-properties officeooo:rsid="020a1214"/>
    </style:style>
    <style:style style:name="T81" style:family="text">
      <style:text-properties officeooo:rsid="020c9fa7"/>
    </style:style>
    <style:style style:name="T82" style:family="text">
      <style:text-properties officeooo:rsid="020e3b53"/>
    </style:style>
    <style:style style:name="T83" style:family="text">
      <style:text-properties officeooo:rsid="02199a77"/>
    </style:style>
    <style:style style:name="T84" style:family="text">
      <style:text-properties officeooo:rsid="021be140"/>
    </style:style>
    <style:style style:name="T85" style:family="text">
      <style:text-properties officeooo:rsid="0220ca24"/>
    </style:style>
    <style:style style:name="T86" style:family="text">
      <style:text-properties officeooo:rsid="0229375c"/>
    </style:style>
    <style:style style:name="T87" style:family="text">
      <style:text-properties officeooo:rsid="022e2d4e"/>
    </style:style>
    <style:style style:name="T88" style:family="text">
      <style:text-properties officeooo:rsid="0232c9cc"/>
    </style:style>
    <style:style style:name="T89" style:family="text">
      <style:text-properties officeooo:rsid="02386beb"/>
    </style:style>
    <style:style style:name="T90" style:family="text">
      <style:text-properties officeooo:rsid="02397fb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76">h</text:span><text:a xlink:type="simple" xlink:href="https://coderprog.com/getting-website-online/" text:style-name="Internet_20_link" text:visited-style-name="Visited_20_Internet_20_Link"><text:span text:style-name="T76">ttps://coderprog.com/getting-website-online/</text:span></text:a></text:p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2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3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4">2</text:span><text:a xlink:type="simple" xlink:href="https://CODERPROG.COM/LEARN-ALGORITHMS-DATA-STRUCTURES-JAVA/1/2" text:style-name="Internet_20_link" text:visited-style-name="Visited_20_Internet_20_Link"><text:span text:style-name="T4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5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6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7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8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9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0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1">2de2</text:span></text:p>
      <text:p text:style-name="P16"><text:tab/></text:p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2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1">HTTPS://CODERPROG.COM/GRUNT-JS-AUTOMATE-WEB-DEVELOPMENT/</text:span></text:a><text:span text:style-name="T1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3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4">2</text:span></text:a><text:span text:style-name="T14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5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6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7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8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1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2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3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4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5">2de2</text:span></text:p>
      <text:p text:style-name="P55"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6">9de9</text:span></text:p>
      <text:p text:style-name="P29"><text:soft-page-break/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7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8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1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29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0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2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19">HTTPS://CODERPROG.COM/MODERN-ASYNCHRONOUS-PROGRAMMING-JAVASCRIPT/</text:span></text:a><text:span text:style-name="T19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3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4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5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6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7">2de2</text:span></text:p>
      <text:p text:style-name="P31"><text:a xlink:type="simple" xlink:href="https://coderprog.com/angular-creating-crud-apps/" text:style-name="Internet_20_link" text:visited-style-name="Visited_20_Internet_20_Link"><text:span text:style-name="T20">HTTPS://CODERPROG.COM/ANGULAR-CREATING-CRUD-APPS/</text:span></text:a><text:span text:style-name="T20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8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39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0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1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2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3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4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5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6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7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8">4</text:span><text:a xlink:type="simple" xlink:href="https://CODERPROG.COM/LEARN-EXPRESSJS-BUILDING-PROJECTS/1de4" text:style-name="Internet_20_link" text:visited-style-name="Visited_20_Internet_20_Link"><text:span text:style-name="T48">de4</text:span></text:a></text:p>
      <text:p text:style-name="P57"/>
      <text:p text:style-name="P59"><text:a xlink:type="simple" xlink:href="https://coderprog.com/learn-vue-js-introduction/" text:style-name="Internet_20_link" text:visited-style-name="Visited_20_Internet_20_Link">HTTPS://CODERPROG.COM/LEARN-VUE-JS-INTRODUCTION/</text:a><text:span text:style-name="T89">2de2</text:span></text:p>
      <text:p text:style-name="P58"><text:a xlink:type="simple" xlink:href="https://coderprog.com/fun-projects-vue-2/" text:style-name="Internet_20_link" text:visited-style-name="Visited_20_Internet_20_Link">HTTPS://CODERPROG.COM/FUN-PROJECTS-VUE-2/</text:a><text:span text:style-name="T90">1de2</text:span></text:p>
      <text:p text:style-name="P58"/>
      <text:p text:style-name="P90"><text:a xlink:type="simple" xlink:href="https://coderprog.com/javascript-patterns/" text:style-name="Internet_20_link" text:visited-style-name="Visited_20_Internet_20_Link"/></text:p>
      <text:p text:style-name="P91"><text:a xlink:type="simple" xlink:href="https://coderprog.com/modern-javascript-microservices-webrtc-react/" text:style-name="Internet_20_link" text:visited-style-name="Visited_20_Internet_20_Link"><text:span text:style-name="T54">HTTPS://CODERPROG.COM/MODERN-JAVASCRIPT-MICROSERVICES-WEBRTC-REACT/</text:span></text:a><text:span text:style-name="T54">3de3</text:span></text:p>
      <text:p text:style-name="P91"><text:a xlink:type="simple" xlink:href="https://coderprog.com/javascript-patterns/" text:style-name="Internet_20_link" text:visited-style-name="Visited_20_Internet_20_Link">HTTPS://CODERPROG.COM/JAVASCRIPT-PATTERNS/</text:a><text:span text:style-name="T55">6de6</text:span></text:p>
      <text:p text:style-name="P61"><text:a xlink:type="simple" xlink:href="https://coderprog.com/javascript-design-patterns/" text:style-name="Internet_20_link" text:visited-style-name="Visited_20_Internet_20_Link">HTTPS://CODERPROG.COM/JAVASCRIPT-DESIGN-PATTERNS/</text:a><text:span text:style-name="T56">4de4</text:span></text:p>
      <text:p text:style-name="P62"><text:a xlink:type="simple" xlink:href="https://coderprog.com/next-level-javascript/" text:style-name="Internet_20_link" text:visited-style-name="Visited_20_Internet_20_Link">HTTPS://CODERPROG.COM/NEXT-LEVEL-JAVASCRIPT/</text:a><text:span text:style-name="T53">8de8</text:span></text:p>
      <text:p text:style-name="P63"><text:a xlink:type="simple" xlink:href="https://coderprog.com/es6-right-parts/" text:style-name="Internet_20_link" text:visited-style-name="Visited_20_Internet_20_Link">HTTPS://CODERPROG.COM/ES6-RIGHT-PARTS/</text:a><text:span text:style-name="T57">4de4</text:span></text:p>
      <text:p text:style-name="P64"><text:a xlink:type="simple" xlink:href="https://coderprog.com/understand-javascript/" text:style-name="Internet_20_link" text:visited-style-name="Visited_20_Internet_20_Link"><text:span text:style-name="T49">HTTPS://CODERPROG.COM/UNDERSTAND-JAVASCRIPT/</text:span></text:a><text:span text:style-name="T49">2de2</text:span></text:p>
      <text:p text:style-name="P64"><text:a xlink:type="simple" xlink:href="https://coderprog.com/programming-ecmascript-2015/" text:style-name="Internet_20_link" text:visited-style-name="Visited_20_Internet_20_Link">HTTPS://CODERPROG.COM/PROGRAMMING-ECMASCRIPT-2015/</text:a><text:span text:style-name="T58">2de2</text:span></text:p>
      <text:p text:style-name="P65"><text:a xlink:type="simple" xlink:href="https://coderprog.com/modules-javascript/" text:style-name="Internet_20_link" text:visited-style-name="Visited_20_Internet_20_Link">HTTPS://CODERPROG.COM/MODULES-JAVASCRIPT/</text:a><text:span text:style-name="T59">2de2</text:span></text:p>
      <text:p text:style-name="P66"><text:soft-page-break/><text:a xlink:type="simple" xlink:href="https://coderprog.com/ultimate-javascript-objects/1de" text:style-name="Internet_20_link" text:visited-style-name="Visited_20_Internet_20_Link">HTTPS://CODERPROG.COM/ULTIMATE-JAVASCRIPT-OBJECTS/</text:a><text:span text:style-name="T60">2de2</text:span></text:p>
      <text:p text:style-name="P67"><text:a xlink:type="simple" xlink:href="https://coderprog.com/object-oriented-javascript-es6/" text:style-name="Internet_20_link" text:visited-style-name="Visited_20_Internet_20_Link">HTTPS://CODERPROG.COM/OBJECT-ORIENTED-JAVASCRIPT-ES6/</text:a><text:span text:style-name="T61">2de2</text:span></text:p>
      <text:p text:style-name="P68"><text:a xlink:type="simple" xlink:href="https://coderprog.com/javascript-high-performance/" text:style-name="Internet_20_link" text:visited-style-name="Visited_20_Internet_20_Link">HTTPS://CODERPROG.COM/JAVASCRIPT-HIGH-PERFORMANCE/</text:a><text:span text:style-name="T62">2de2</text:span></text:p>
      <text:p text:style-name="P65"/>
      <text:p text:style-name="P65"><text:tab/></text:p>
      <text:p text:style-name="P69"><text:a xlink:type="simple" xlink:href="https://coderprog.com/master-the-mean-stack/" text:style-name="Internet_20_link" text:visited-style-name="Visited_20_Internet_20_Link">HTTPS://CODERPROG.COM/MASTER-THE-MEAN-STACK/</text:a><text:span text:style-name="T63">2de2</text:span></text:p>
      <text:p text:style-name="P70"><text:a xlink:type="simple" xlink:href="https://coderprog.com/full-stack-javascript-video/" text:style-name="Internet_20_link" text:visited-style-name="Visited_20_Internet_20_Link">HTTPS://CODERPROG.COM/FULL-STACK-JAVASCRIPT-VIDEO/</text:a><text:span text:style-name="T64">8de8</text:span></text:p>
      <text:p text:style-name="P71"><text:a xlink:type="simple" xlink:href="https://coderprog.com/mastering-mean-web-development/" text:style-name="Internet_20_link" text:visited-style-name="Visited_20_Internet_20_Link">HTTPS://CODERPROG.COM/MASTERING-MEAN-WEB-DEVELOPMENT/</text:a><text:span text:style-name="T65">2de2</text:span></text:p>
      <text:p text:style-name="P72"><text:a xlink:type="simple" xlink:href="https://coderprog.com/creating-applications-mean-stack/" text:style-name="Internet_20_link" text:visited-style-name="Visited_20_Internet_20_Link">HTTPS://CODERPROG.COM/CREATING-APPLICATIONS-MEAN-STACK/</text:a><text:span text:style-name="T66">2de2</text:span></text:p>
      <text:p text:style-name="P73"><text:a xlink:type="simple" xlink:href="https://coderprog.com/developing-mongodb/" text:style-name="Internet_20_link" text:visited-style-name="Visited_20_Internet_20_Link">HTTPS://CODERPROG.COM/DEVELOPING-MONGODB/</text:a><text:span text:style-name="T67">2de2</text:span></text:p>
      <text:p text:style-name="P74"><text:a xlink:type="simple" xlink:href="https://coderprog.com/learning-full-stack-development/" text:style-name="Internet_20_link" text:visited-style-name="Visited_20_Internet_20_Link">HTTPS://CODERPROG.COM/LEARNING-FULL-STACK-DEVELOPMENT/</text:a><text:span text:style-name="T68">2de2</text:span></text:p>
      <text:p text:style-name="P75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text:span text:style-name="T69">6de6</text:span></text:p>
      <text:p text:style-name="P75"/>
      <text:p text:style-name="P76"><text:a xlink:type="simple" xlink:href="https://coderprog.com/mastering-typescript-video/" text:style-name="Internet_20_link" text:visited-style-name="Visited_20_Internet_20_Link"><text:span text:style-name="T50">HTTPS://CODERPROG.COM/MASTERING-TYPESCRIPT-VIDEO/</text:span></text:a><text:span text:style-name="T50">2de2</text:span></text:p>
      <text:p text:style-name="P76"><text:a xlink:type="simple" xlink:href="https://CODERPROG.COM/LEARN-TYPESCRIPT-ANGULAR-DEVELOPMENT/3" text:style-name="Internet_20_link" text:visited-style-name="Visited_20_Internet_20_Link"><text:span text:style-name="T70">HTTPS://CODERPROG.COM/LEARN-TYPESCRIPT-ANGULAR-DEVELOPMENT/</text:span></text:a><text:a xlink:type="simple" xlink:href="https://CODERPROG.COM/LEARN-TYPESCRIPT-ANGULAR-DEVELOPMENT/3" text:style-name="Internet_20_link" text:visited-style-name="Visited_20_Internet_20_Link"><text:span text:style-name="T72">3</text:span></text:a><text:span text:style-name="T72"> </text:span><text:span text:style-name="T71">de3</text:span></text:p>
      <text:p text:style-name="P77"><text:a xlink:type="simple" xlink:href="https://coderprog.com/mastering-typescript-programming-techniques/" text:style-name="Internet_20_link" text:visited-style-name="Visited_20_Internet_20_Link">HTTPS://CODERPROG.COM/MASTERING-TYPESCRIPT-PROGRAMMING-TECHNIQUES/</text:a><text:span text:style-name="T73">2de2</text:span></text:p>
      <text:p text:style-name="P78"><text:a xlink:type="simple" xlink:href="https://coderprog.com/understanding-typescript/" text:style-name="Internet_20_link" text:visited-style-name="Visited_20_Internet_20_Link">HTTPS://CODERPROG.COM/UNDERSTANDING-TYPESCRIPT/</text:a><text:span text:style-name="T74">2de2</text:span></text:p>
      <text:p text:style-name="P79"><text:a xlink:type="simple" xlink:href="https://coderprog.com/web-application-typescript-2x/" text:style-name="Internet_20_link" text:visited-style-name="Visited_20_Internet_20_Link">HTTPS://CODERPROG.COM/WEB-APPLICATION-TYPESCRIPT-2X/</text:a><text:span text:style-name="T75">2de2</text:span></text:p>
      <text:p text:style-name="P92"><text:a xlink:type="simple" xlink:href="https://CODERPROG.COM/ANGULAR2-TYPESCRIPT-WEB-DEV/" text:style-name="Internet_20_link" text:visited-style-name="Visited_20_Internet_20_Link">HTTPS://CODERPROG.COM/ANGULAR2-TYPESCRIPT-WEB-DEV/</text:a><text:span text:style-name="T77">21de21</text:span></text:p>
      <text:p text:style-name="P80"><text:a xlink:type="simple" xlink:href="https://coderprog.com/angular-2-crash-course/" text:style-name="Internet_20_link" text:visited-style-name="Visited_20_Internet_20_Link">HTTPS://CODERPROG.COM/ANGULAR-2-CRASH-COURSE/</text:a><text:span text:style-name="T78">4de4</text:span></text:p>
      <text:p text:style-name="P80"/>
      <text:p text:style-name="P80"/>
      <text:p text:style-name="P81"><text:a xlink:type="simple" xlink:href="https://coderprog.com/complete-angular-master-class/" text:style-name="Internet_20_link" text:visited-style-name="Visited_20_Internet_20_Link"><text:span text:style-name="T51">HTTPS://CODERPROG.COM/COMPLETE-ANGULAR-MASTER-CLASS/</text:span></text:a><text:span text:style-name="T51">8de8</text:span></text:p>
      <text:p text:style-name="P81"><text:a xlink:type="simple" xlink:href="https://coderprog.com/learning-angularjs-2/" text:style-name="Internet_20_link" text:visited-style-name="Visited_20_Internet_20_Link">HTTPS://CODERPROG.COM/LEARNING-ANGULARJS-2/</text:a><text:span text:style-name="T79">1de1</text:span></text:p>
      <text:p text:style-name="P82"><text:a xlink:type="simple" xlink:href="https://coderprog.com/angular-2-core-concepts/" text:style-name="Internet_20_link" text:visited-style-name="Visited_20_Internet_20_Link"><text:span text:style-name="T52">HTTPS://CODERPROG.COM/ANGULAR-2-CORE-CONCEPTS/</text:span></text:a><text:span text:style-name="T52">4de4</text:span></text:p>
      <text:p text:style-name="P82"><text:a xlink:type="simple" xlink:href="https://coderprog.com/angular-2-solutions-intermediate-concepts/" text:style-name="Internet_20_link" text:visited-style-name="Visited_20_Internet_20_Link">HTTPS://CODERPROG.COM/ANGULAR-2-SOLUTIONS-INTERMEDIATE-CONCEPTS/</text:a><text:span text:style-name="T80">2de2</text:span></text:p>
      <text:p text:style-name="P83"><text:a xlink:type="simple" xlink:href="https://coderprog.com/angular-2-solutions-advanced-concepts/" text:style-name="Internet_20_link" text:visited-style-name="Visited_20_Internet_20_Link">HTTPS://CODERPROG.COM/ANGULAR-2-SOLUTIONS-ADVANCED-CONCEPTS/</text:a><text:span text:style-name="T81">2de2</text:span></text:p>
      <text:p text:style-name="P84"><text:a xlink:type="simple" xlink:href="https://coderprog.com/angular-4-front-back/" text:style-name="Internet_20_link" text:visited-style-name="Visited_20_Internet_20_Link">HTTPS://CODERPROG.COM/ANGULAR-4-FRONT-BACK/</text:a><text:span text:style-name="T82">3de3</text:span></text:p>
      <text:p text:style-name="P85"><text:a xlink:type="simple" xlink:href="https://coderprog.com/the-complete-guide-to-angular-2/" text:style-name="Internet_20_link" text:visited-style-name="Visited_20_Internet_20_Link">HTTPS://CODERPROG.COM/THE-COMPLETE-GUIDE-TO-ANGULAR-2/</text:a><text:span text:style-name="T83">7de7</text:span></text:p>
      <text:p text:style-name="P86"><text:a xlink:type="simple" xlink:href="https://coderprog.com/starting-with-angular/" text:style-name="Internet_20_link" text:visited-style-name="Visited_20_Internet_20_Link">HTTPS://CODERPROG.COM/STARTING-WITH-ANGULAR/</text:a><text:span text:style-name="T84">2de2</text:span></text:p>
      <text:p text:style-name="P87"><text:a xlink:type="simple" xlink:href="https://coderprog.com/angular-firebase-application/" text:style-name="Internet_20_link" text:visited-style-name="Visited_20_Internet_20_Link">HTTPS://CODERPROG.COM/ANGULAR-FIREBASE-APPLICATION/</text:a><text:span text:style-name="T85">2de2</text:span></text:p>
      <text:p text:style-name="P88"><text:a xlink:type="simple" xlink:href="https://coderprog.com/server-side-programming-node-js/" text:style-name="Internet_20_link" text:visited-style-name="Visited_20_Internet_20_Link"/></text:p>
      <text:p text:style-name="P88"><text:a xlink:type="simple" xlink:href="https://coderprog.com/server-side-programming-node-js/" text:style-name="Internet_20_link" text:visited-style-name="Visited_20_Internet_20_Link">HTTPS://CODERPROG.COM/SERVER-SIDE-PROGRAMMING-NODE-JS/</text:a><text:span text:style-name="T86">5de5</text:span></text:p>
      <text:p text:style-name="P89"><text:a xlink:type="simple" xlink:href="https://coderprog.com/npm-start-guide-node-js/" text:style-name="Internet_20_link" text:visited-style-name="Visited_20_Internet_20_Link">HTTPS://CODERPROG.COM/NPM-START-GUIDE-NODE-JS/</text:a><text:span text:style-name="T87">2de2</text:span></text:p>
      <text:p text:style-name="P60"><text:a xlink:type="simple" xlink:href="https://coderprog.com/master-nodejs-complete-course/" text:style-name="Internet_20_link" text:visited-style-name="Visited_20_Internet_20_Link">HTTPS://CODERPROG.COM/MASTER-NODEJS-COMPLETE-COURSE/</text:a><text:span text:style-name="T88">2de2</text:span></text:p>
      <text:p text:style-name="P9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30T20:40:30.722736711</dc:date>
    <meta:editing-duration>PT13H57M13S</meta:editing-duration>
    <meta:editing-cycles>358</meta:editing-cycles>
    <meta:document-statistic meta:table-count="0" meta:image-count="0" meta:object-count="0" meta:page-count="3" meta:paragraph-count="96" meta:word-count="98" meta:character-count="5277" meta:non-whitespace-character-count="5268"/>
  </office:meta>
</office:document-meta>
</file>